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in" loext:contextual-spacing="false"/>
      <style:text-properties style:font-name="FreeSans" fo:font-size="14pt" officeooo:rsid="001fd351" officeooo:paragraph-rsid="001fd351" style:font-size-asian="12.25pt" style:font-size-complex="14pt"/>
    </style:style>
    <style:style style:name="P2" style:family="paragraph" style:parent-style-name="Standard">
      <style:paragraph-properties fo:margin-top="0in" fo:margin-bottom="0.2in" loext:contextual-spacing="false"/>
      <style:text-properties style:font-name="FreeSans" fo:font-size="14pt" officeooo:rsid="0020a1d0" officeooo:paragraph-rsid="0020a1d0" style:font-size-asian="12.25pt" style:font-size-complex="14pt"/>
    </style:style>
    <style:style style:name="P3" style:family="paragraph" style:parent-style-name="Standard">
      <style:paragraph-properties fo:margin-top="0in" fo:margin-bottom="0.2in" loext:contextual-spacing="false"/>
      <style:text-properties style:font-name="FreeSans" fo:font-size="14pt" officeooo:rsid="00223e10" officeooo:paragraph-rsid="00223e10" style:font-size-asian="12.25pt" style:font-size-complex="14pt"/>
    </style:style>
    <style:style style:name="P4" style:family="paragraph" style:parent-style-name="Standard">
      <style:paragraph-properties fo:margin-top="0in" fo:margin-bottom="0.2in" loext:contextual-spacing="false"/>
      <style:text-properties officeooo:paragraph-rsid="00223e10"/>
    </style:style>
    <style:style style:name="P5" style:family="paragraph" style:parent-style-name="Standard">
      <style:paragraph-properties fo:margin-top="0in" fo:margin-bottom="0.2in" loext:contextual-spacing="false"/>
      <style:text-properties officeooo:rsid="0024db48" officeooo:paragraph-rsid="0024db48"/>
    </style:style>
    <style:style style:name="P6" style:family="paragraph" style:parent-style-name="Standard">
      <style:paragraph-properties fo:margin-top="0in" fo:margin-bottom="0.2in" loext:contextual-spacing="false"/>
      <style:text-properties officeooo:rsid="0026a623" officeooo:paragraph-rsid="0026a623"/>
    </style:style>
    <style:style style:name="P7" style:family="paragraph" style:parent-style-name="Standard">
      <style:paragraph-properties fo:margin-top="0in" fo:margin-bottom="0.2in" loext:contextual-spacing="false"/>
      <style:text-properties officeooo:rsid="00293fb8" officeooo:paragraph-rsid="00293fb8"/>
    </style:style>
    <style:style style:name="P8" style:family="paragraph" style:parent-style-name="Standard">
      <style:paragraph-properties fo:margin-top="0in" fo:margin-bottom="0.2in" loext:contextual-spacing="false"/>
      <style:text-properties officeooo:rsid="002b0b42" officeooo:paragraph-rsid="002b0b42"/>
    </style:style>
    <style:style style:name="P9" style:family="paragraph" style:parent-style-name="Standard">
      <style:paragraph-properties fo:margin-top="0in" fo:margin-bottom="0.2in" loext:contextual-spacing="false"/>
      <style:text-properties officeooo:rsid="002c49ec" officeooo:paragraph-rsid="002c49ec"/>
    </style:style>
    <style:style style:name="P10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b5a9" officeooo:paragraph-rsid="0032a60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margin-top="0in" fo:margin-bottom="0.2in" loext:contextual-spacing="false"/>
      <style:text-properties officeooo:rsid="0034757a" officeooo:paragraph-rsid="0034757a"/>
    </style:style>
    <style:style style:name="P12" style:family="paragraph" style:parent-style-name="Standard">
      <style:paragraph-properties fo:margin-top="0in" fo:margin-bottom="0.2in" loext:contextual-spacing="false" style:writing-mode="lr-tb"/>
      <style:text-properties officeooo:rsid="003e0d49" officeooo:paragraph-rsid="003e0d49"/>
    </style:style>
    <style:style style:name="P13" style:family="paragraph" style:parent-style-name="Title">
      <style:paragraph-properties fo:margin-top="0in" fo:margin-bottom="0.2in" loext:contextual-spacing="false"/>
      <style:text-properties fo:font-size="26pt" officeooo:rsid="001fd351" officeooo:paragraph-rsid="001fd351" style:font-size-asian="26pt" style:font-size-complex="26pt"/>
    </style:style>
    <style:style style:name="P14" style:family="paragraph" style:parent-style-name="Standard">
      <style:paragraph-properties fo:margin-top="0in" fo:margin-bottom="0.2in" loext:contextual-spacing="false"/>
      <style:text-properties style:font-name="FreeSans" fo:font-size="14pt" officeooo:rsid="0020a1d0" officeooo:paragraph-rsid="001fd351" style:font-size-asian="12.25pt" style:font-size-complex="14pt"/>
    </style:style>
    <style:style style:name="P15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23e10" officeooo:paragraph-rsid="00223e10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3c6bc" officeooo:paragraph-rsid="0023c6bc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3ff6e" officeooo:paragraph-rsid="0023ff6e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top="0in" fo:margin-bottom="0.2in" loext:contextual-spacing="false"/>
      <style:text-properties style:font-name="FreeSans" fo:font-size="14pt" fo:font-weight="normal" officeooo:rsid="0024db48" officeooo:paragraph-rsid="0024db48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6a623" officeooo:paragraph-rsid="0026a623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7116a" officeooo:paragraph-rsid="0027116a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72984" officeooo:paragraph-rsid="00272984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82021" officeooo:paragraph-rsid="0028202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82021" officeooo:paragraph-rsid="003101d6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93fb8" officeooo:paragraph-rsid="00293fb8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b0b42" officeooo:paragraph-rsid="002b0b42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c49ec" officeooo:paragraph-rsid="002c49ec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9996" officeooo:paragraph-rsid="002d9996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2db5a9" officeooo:paragraph-rsid="002db5a9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2a601" officeooo:paragraph-rsid="0032a601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35071" officeooo:paragraph-rsid="00335071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3cc1a" officeooo:paragraph-rsid="0033cc1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4757a" officeooo:paragraph-rsid="0034757a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485da" officeooo:paragraph-rsid="003485da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556e4" officeooo:paragraph-rsid="003556e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689c5" officeooo:paragraph-rsid="003689c5" style:font-size-asian="12.25pt" style:font-weight-asian="normal" style:font-size-complex="14pt" style:font-weight-complex="normal"/>
    </style:style>
    <style:style style:name="P36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8b03b" officeooo:paragraph-rsid="0038b03b" style:font-size-asian="12.25pt" style:font-weight-asian="normal" style:font-size-complex="14pt" style:font-weight-complex="normal"/>
    </style:style>
    <style:style style:name="P37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a8973" officeooo:paragraph-rsid="003a8973" style:font-size-asian="12.25pt" style:font-weight-asian="normal" style:font-size-complex="14pt" style:font-weight-complex="normal"/>
    </style:style>
    <style:style style:name="P38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bd977" officeooo:paragraph-rsid="003bd977" style:font-size-asian="12.25pt" style:font-weight-asian="normal" style:font-size-complex="14pt" style:font-weight-complex="normal"/>
    </style:style>
    <style:style style:name="P39" style:family="paragraph" style:parent-style-name="Standard">
      <style:paragraph-properties fo:margin-top="0in" fo:margin-bottom="0.2in" loext:contextual-spacing="false"/>
      <style:text-properties style:text-position="0% 100%" style:font-name="FreeSans" fo:font-size="14pt" fo:font-weight="normal" officeooo:rsid="003c67ec" officeooo:paragraph-rsid="003c67ec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23ff6e" officeooo:paragraph-rsid="0023ff6e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3e0d49" officeooo:paragraph-rsid="003e0d49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3fb209" officeooo:paragraph-rsid="003fb209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3fb209" officeooo:paragraph-rsid="0041b76d" style:font-size-asian="12.25pt" style:font-weight-asian="normal" style:font-size-complex="14pt" style:font-weight-complex="normal"/>
    </style:style>
    <style:style style:name="P44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3dbcd" officeooo:paragraph-rsid="0043dbcd" style:font-size-asian="12.25pt" style:font-weight-asian="normal" style:font-size-complex="14pt" style:font-weight-complex="normal"/>
    </style:style>
    <style:style style:name="P45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4ffd8" officeooo:paragraph-rsid="0044ffd8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59129" officeooo:paragraph-rsid="00459129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737d0" officeooo:paragraph-rsid="004737d0" style:font-size-asian="12.25pt" style:font-weight-asian="normal" style:font-size-complex="14pt" style:font-weight-complex="normal"/>
    </style:style>
    <style:style style:name="P48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8f1da" officeooo:paragraph-rsid="0048f1da" style:font-size-asian="12.25pt" style:font-weight-asian="normal" style:font-size-complex="14pt" style:font-weight-complex="normal"/>
    </style:style>
    <style:style style:name="P49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ac90a" officeooo:paragraph-rsid="004ac90a" style:font-size-asian="12.25pt" style:font-weight-asian="normal" style:font-size-complex="14pt" style:font-weight-complex="normal"/>
    </style:style>
    <style:style style:name="P50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c5785" officeooo:paragraph-rsid="004c5785" style:font-size-asian="12.25pt" style:font-weight-asian="normal" style:font-size-complex="14pt" style:font-weight-complex="normal"/>
    </style:style>
    <style:style style:name="P51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d87de" officeooo:paragraph-rsid="004d87de" style:font-size-asian="12.25pt" style:font-weight-asian="normal" style:font-size-complex="14pt" style:font-weight-complex="normal"/>
    </style:style>
    <style:style style:name="P52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e90be" officeooo:paragraph-rsid="004e90be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top="0in" fo:margin-bottom="0.2in" loext:contextual-spacing="false" style:writing-mode="lr-tb"/>
      <style:text-properties style:font-name="FreeSans" fo:font-size="14pt" fo:font-weight="normal" officeooo:rsid="004ed135" officeooo:paragraph-rsid="004ed135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margin-top="0in" fo:margin-bottom="0.2in" loext:contextual-spacing="false" style:writing-mode="lr-tb"/>
      <style:text-properties officeooo:paragraph-rsid="0041b76d"/>
    </style:style>
    <style:style style:name="T1" style:family="text">
      <style:text-properties officeooo:rsid="0020a1d0"/>
    </style:style>
    <style:style style:name="T2" style:family="text">
      <style:text-properties style:font-name="FreeSans" fo:font-size="14pt" officeooo:rsid="00223e10" style:font-size-asian="12.25pt" style:font-size-complex="14pt"/>
    </style:style>
    <style:style style:name="T3" style:family="text">
      <style:text-properties style:font-name="FreeSans" fo:font-size="14pt" fo:font-weight="bold" officeooo:rsid="00223e10" style:font-size-asian="12.25pt" style:font-weight-asian="bold" style:font-size-complex="14pt" style:font-weight-complex="bold"/>
    </style:style>
    <style:style style:name="T4" style:family="text">
      <style:text-properties style:font-name="FreeSans"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style:font-name="FreeSans" fo:font-size="14pt" fo:font-weight="normal" officeooo:rsid="00223e10" style:font-size-asian="12.25pt" style:font-weight-asian="normal" style:font-size-complex="14pt" style:font-weight-complex="normal"/>
    </style:style>
    <style:style style:name="T6" style:family="text">
      <style:text-properties style:font-name="FreeSans" fo:font-size="14pt" fo:font-weight="normal" officeooo:rsid="0026a623" style:font-size-asian="12.25pt" style:font-weight-asian="normal" style:font-size-complex="14pt" style:font-weight-complex="normal"/>
    </style:style>
    <style:style style:name="T7" style:family="text">
      <style:text-properties style:font-name="FreeSans" fo:font-size="14pt" fo:font-weight="normal" officeooo:rsid="004049df" style:font-size-asian="12.25pt" style:font-weight-asian="normal" style:font-size-complex="14pt" style:font-weight-complex="normal"/>
    </style:style>
    <style:style style:name="T8" style:family="text">
      <style:text-properties style:font-name="FreeSans" fo:font-size="14pt" fo:font-weight="normal" officeooo:rsid="0042e04c" style:font-size-asian="12.25pt" style:font-weight-asian="normal" style:font-size-complex="14pt" style:font-weight-complex="normal"/>
    </style:style>
    <style:style style:name="T9" style:family="text">
      <style:text-properties style:font-name="FreeSans" fo:font-size="14pt" fo:font-weight="normal" officeooo:rsid="0043dbcd" style:font-size-asian="12.25pt" style:font-weight-asian="normal" style:font-size-complex="14pt" style:font-weight-complex="normal"/>
    </style:style>
    <style:style style:name="T10" style:family="text">
      <style:text-properties style:font-name="FreeSans" fo:font-size="14pt" fo:font-weight="normal" officeooo:rsid="0041b76d" style:font-size-asian="12.25pt" style:font-weight-asian="normal" style:font-size-complex="14pt" style:font-weight-complex="normal"/>
    </style:style>
    <style:style style:name="T11" style:family="text">
      <style:text-properties style:font-name="FreeSans" fo:font-size="14pt" fo:font-weight="normal" officeooo:rsid="004e90be" style:font-size-asian="12.25pt" style:font-weight-asian="normal" style:font-size-complex="14pt" style:font-weight-complex="normal"/>
    </style:style>
    <style:style style:name="T12" style:family="text">
      <style:text-properties style:font-name="FreeSans" fo:font-size="14pt" fo:font-weight="normal" officeooo:rsid="0050b54c" style:font-size-asian="12.25pt" style:font-weight-asian="normal" style:font-size-complex="14pt" style:font-weight-complex="normal"/>
    </style:style>
    <style:style style:name="T13" style:family="text">
      <style:text-properties style:text-position="0% 100%" style:font-name="FreeSans" fo:font-size="14pt" fo:font-weight="normal" style:font-size-asian="12.25pt" style:font-weight-asian="normal" style:font-size-complex="14pt" style:font-weight-complex="normal"/>
    </style:style>
    <style:style style:name="T14" style:family="text">
      <style:text-properties style:text-position="0% 100%" style:font-name="FreeSans" fo:font-size="14pt" fo:font-weight="normal" officeooo:rsid="0029a985" style:font-size-asian="12.25pt" style:font-weight-asian="normal" style:font-size-complex="14pt" style:font-weight-complex="normal"/>
    </style:style>
    <style:style style:name="T15" style:family="text">
      <style:text-properties style:text-position="0% 100%" style:font-name="FreeSans" fo:font-size="14pt" fo:font-weight="normal" officeooo:rsid="002b0b42" style:font-size-asian="12.25pt" style:font-weight-asian="normal" style:font-size-complex="14pt" style:font-weight-complex="normal"/>
    </style:style>
    <style:style style:name="T16" style:family="text">
      <style:text-properties style:text-position="0% 100%" style:font-name="FreeSans" fo:font-size="14pt" fo:font-weight="normal" officeooo:rsid="003485da" style:font-size-asian="12.25pt" style:font-weight-asian="normal" style:font-size-complex="14pt" style:font-weight-complex="normal"/>
    </style:style>
    <style:style style:name="T17" style:family="text">
      <style:text-properties officeooo:rsid="0032a6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ssad: The Quest For His Heart Script</text:p>
      <text:p text:style-name="P14">{Cutscene: Opening}</text:p>
      <text:p text:style-name="P1">MC: You might be wondering how I got here</text:p>
      <text:p text:style-name="P1">MC: Being married to the president of Syria and <text:span text:style-name="T1">getting tons of publicity because of it</text:span></text:p>
      <text:p text:style-name="P2">MC: Well, I’ll explain.</text:p>
      <text:p text:style-name="P2">MC: This is my story</text:p>
      <text:p text:style-name="P2">[Fades to black, then back to the main character’s face]</text:p>
      <text:p text:style-name="P2">MC: Well, you control the story so what you do might be different from the canon</text:p>
      <text:p text:style-name="P2">[Fades to black again]</text:p>
      <text:p text:style-name="P2">{In-game: Morning 1}</text:p>
      <text:p text:style-name="P3">[Scene: Main Character’s bedroom]</text:p>
      <text:p text:style-name="P3">[Audio: Alarm clock going off]</text:p>
      <text:p text:style-name="P3">[Audio: Alarm clock being slammed]</text:p>
      <text:p text:style-name="P4"><text:span text:style-name="T2">MC: </text:span><text:span text:style-name="T3">Yawns</text:span><text:span text:style-name="T5"> Man… school is starting already?</text:span></text:p>
      <text:p text:style-name="P15">MC: Just gonna fail most of my classes like last year, I guarantee it</text:p>
      <text:p text:style-name="P16">MC: Might as well try, I guess</text:p>
      <text:p text:style-name="P16">[Scene: Main Character’s kitchen]</text:p>
      <text:p text:style-name="P16">MC: What to have for breakfast…</text:p>
      <text:p text:style-name="P16">[MENU:</text:p>
      <text:p text:style-name="P16">C1: Something quick</text:p>
      <text:p text:style-name="P16">C2: Something that’ll take a while]</text:p>
      <text:p text:style-name="P16"/>
      <text:p text:style-name="P16"><text:soft-page-break/>{In-game: Quickly getting ready (M1-C1)}</text:p>
      <text:p text:style-name="P17">MC: Alright, the only quick breakfast I have is some cereal. I’ll have some</text:p>
      <text:p text:style-name="P17">I had some cereal. It tasted… off</text:p>
      <text:p text:style-name="P18">MC: What’s expired? The cereal or the milk?</text:p>
      <text:p text:style-name="P5"><text:span text:style-name="T4">I check the milk’s expiration date. It read </text:span><text:span text:style-name="T6">MAR 15 2006</text:span></text:p>
      <text:p text:style-name="P6"><text:span text:style-name="T4">Today was August </text:span><text:span text:style-name="T12">12</text:span><text:span text:style-name="T4">th…</text:span><text:span text:style-name="T13"> 2019</text:span></text:p>
      <text:p text:style-name="P19">MC: Oh what the fu-</text:p>
      <text:p text:style-name="P19">I gagged</text:p>
      <text:p text:style-name="P19">MC: When was the last time I went shopping?</text:p>
      <text:p text:style-name="P19">I suddenly really nauseous</text:p>
      <text:p text:style-name="P19">MC: Oh god…</text:p>
      <text:p text:style-name="P19">I rushed to the bathroom and threw up</text:p>
      <text:p text:style-name="P20">MC: Yeah… I’m gonna stay home today</text:p>
      <text:p text:style-name="P20">{In-game: Staying home (M1-C2)}</text:p>
      <text:p text:style-name="P21">[Scene: Main Character’s bedroom]</text:p>
      <text:p text:style-name="P22">I called the school to tell them I got sick and would be staying home</text:p>
      <text:p text:style-name="P24">They tried to convince me to go, it was the first day after all</text:p>
      <text:p text:style-name="P24">Unless they just really wanted money…</text:p>
      <text:p text:style-name="P7"><text:span text:style-name="T13">Probably that </text:span><text:span text:style-name="T14">to be honest</text:span></text:p>
      <text:p text:style-name="P8"><text:span text:style-name="T14">M</text:span><text:span text:style-name="T13">C: Time to do whatever it is people do when they’re not at school</text:span></text:p>
      <text:p text:style-name="P25">MC: I do have the internet and perfectly fine fingers…</text:p>
      <text:p text:style-name="P26">[Fade to black]</text:p>
      <text:p text:style-name="P25">A few hours later</text:p>
      <text:p text:style-name="P27"><text:soft-page-break/>[Scene: Main Character’s bedroom]</text:p>
      <text:p text:style-name="P25">MC: Didn’t think I last that long but now I gotta clean the sheets</text:p>
      <text:p text:style-name="P9"><text:span text:style-name="T15">T</text:span><text:span text:style-name="T13">he doorbell rings</text:span></text:p>
      <text:p text:style-name="P26">MC: Dammit… at a time like this?</text:p>
      <text:p text:style-name="P27">I walk over to the door to see who’s there</text:p>
      <text:p text:style-name="P27">[Scene: The front door]</text:p>
      <text:p text:style-name="P27">I open the door</text:p>
      <text:p text:style-name="P27">MC: What do you want?</text:p>
      <text:p text:style-name="P27">BA: I came-</text:p>
      <text:p text:style-name="P27">MC: So did I</text:p>
      <text:p text:style-name="P27">BA: Uh… alright then… well, here’s the assignments because you weren’t here today</text:p>
      <text:p text:style-name="P27">He hands me the assignments</text:p>
      <text:p text:style-name="P28">MC: Thanks, I’m sure I’ll procrastinate until the minute they’re due</text:p>
      <text:p text:style-name="P10">I <text:span text:style-name="T17">take a look at the assignments given</text:span></text:p>
      <text:p text:style-name="P29">MC: Wait, it’s the first day of school… why are there…?</text:p>
      <text:p text:style-name="P30">I read the paper on top</text:p>
      <text:p text:style-name="P30">Is it a… love letter?</text:p>
      <text:p text:style-name="P31">MC: What’s this?</text:p>
      <text:p text:style-name="P32">BA: Oh that… uh…</text:p>
      <text:p text:style-name="P32">He suddenly took them out of my hands</text:p>
      <text:p text:style-name="P32">BA: That was meant for someone else!</text:p>
      <text:p text:style-name="P32">MC: Then why did you come to my house?</text:p>
      <text:p text:style-name="P11"><text:soft-page-break/><text:span text:style-name="T13">BA: I… </text:span><text:span text:style-name="T16">uh…</text:span></text:p>
      <text:p text:style-name="P33">BA: How rude of myself, I didn’t introduce myself!</text:p>
      <text:p text:style-name="P33">BA: I apologize… my name is Bashar al-Assad, but you can just call me Assad</text:p>
      <text:p text:style-name="P34">Trying to change the subject, huh?</text:p>
      <text:p text:style-name="P35">MC: My name is [mcname]</text:p>
      <text:p text:style-name="P36">BA: That’s, um… that’s a nice name</text:p>
      <text:p text:style-name="P37">MC: Yeah, you think so?</text:p>
      <text:p text:style-name="P37">BA: Yes, I do</text:p>
      <text:p text:style-name="P37">BA: Well… I gotta leave… see you at school tomorrow! Hopefully</text:p>
      <text:p text:style-name="P38">And he ran off in a hurry, probably embarrassed</text:p>
      <text:p text:style-name="P39">MC: What a strange dude…</text:p>
      <text:p text:style-name="P23"/>
      <text:p text:style-name="P16">{In-game: Taking some time (M1-C2)}</text:p>
      <text:p text:style-name="P16"/>
      <text:p text:style-name="P40">MC: Eh, screw it. I’ll make something that’ll take some time</text:p>
      <text:p text:style-name="P41">I looked around my house for something that’ll take a while to make</text:p>
      <text:p text:style-name="P12"><text:span text:style-name="T4">MC: Absolutely nothing! I’ll just have </text:span><text:span text:style-name="T7">something quick</text:span></text:p>
      <text:p text:style-name="P42">{Go to Getting Ready Quickly}</text:p>
      <text:p text:style-name="P43"/>
      <text:p text:style-name="P54"><text:span text:style-name="T10">{In-game: </text:span><text:span text:style-name="T8">H</text:span><text:span text:style-name="T9">e dropped something}</text:span></text:p>
      <text:p text:style-name="P54"><text:span text:style-name="T11"/></text:p>
      <text:p text:style-name="P44">I noticed a piece of paper on the floor</text:p>
      <text:p text:style-name="P44">MC: Hm? Did he drop something?</text:p>
      <text:p text:style-name="P44"><text:soft-page-break/>I pick it up to see what it is</text:p>
      <text:p text:style-name="P45">MC: Is that… my address? And my phone number?</text:p>
      <text:p text:style-name="P46">MC: How did he…</text:p>
      <text:p text:style-name="P47">MC: He must know some people or is a crazy stalker</text:p>
      <text:p text:style-name="P47">MC: Probably a stalker</text:p>
      <text:p text:style-name="P47"/>
      <text:p text:style-name="P48">{In-game: Evening 1}</text:p>
      <text:p text:style-name="P48">[Scene: Main Character’s bedroom]</text:p>
      <text:p text:style-name="P48">MC: Alright… sheets cleaned and I’m definitely sleeping with an eye open tonight</text:p>
      <text:p text:style-name="P49">MC: Wait…</text:p>
      <text:p text:style-name="P49">I looked outside the windows to see if anyone was there</text:p>
      <text:p text:style-name="P49">MC: I don’t see anyone…</text:p>
      <text:p text:style-name="P50">I turned around to lay in my bed</text:p>
      <text:p text:style-name="P50">[Show Assad]</text:p>
      <text:p text:style-name="P50">BA: Hi…</text:p>
      <text:p text:style-name="P50">MC: Ah! Jesus Christ…! What… what are you doing back here?</text:p>
      <text:p text:style-name="P50">BA: I… left something here</text:p>
      <text:p text:style-name="P50">He was blushing heavily, probably didn’t want me to know then</text:p>
      <text:p text:style-name="P50">MC: Oh yeah… here</text:p>
      <text:p text:style-name="P50">BA: Thanks</text:p>
      <text:p text:style-name="P50">He tried to grab the paper but I pulled it away</text:p>
      <text:p text:style-name="P51">MC: But first… tell me why you have this</text:p>
      <text:p text:style-name="P52">It looked as if all the life in his body just left</text:p>
      <text:p text:style-name="P52"><text:soft-page-break/>BA: Oh… you saw… you can keep it</text:p>
      <text:p text:style-name="P52">He slowly started walking away</text:p>
      <text:p text:style-name="P53">MC: Ah-</text:p>
      <text:p text:style-name="P53">I extend my arm and I tried to say something but nothing came out</text:p>
      <text:p text:style-name="P53">MC: Wha… What if you forget?</text:p>
      <text:p text:style-name="P53">BA: Fair enough</text:p>
      <text:p text:style-name="P53">He quickly turned around and grabbed the paper and ran out</text:p>
      <text:p text:style-name="P53">MC: In a rush, huh?</text:p>
      <text:p text:style-name="P53">MC: I’m still sleeping with an eye ope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25T17:48:13.767792856</meta:creation-date>
    <meta:generator>LibreOffice/6.3.4.2$Linux_X86_64 LibreOffice_project/30$Build-2</meta:generator>
    <dc:date>2019-12-26T01:24:08.730333269</dc:date>
    <meta:editing-duration>PT2H55M57S</meta:editing-duration>
    <meta:editing-cycles>48</meta:editing-cycles>
    <meta:document-statistic meta:table-count="0" meta:image-count="0" meta:object-count="0" meta:page-count="6" meta:paragraph-count="116" meta:word-count="807" meta:character-count="4134" meta:non-whitespace-character-count="3443"/>
  </office:meta>
</office:document-meta>
</file>